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Times New Roman" style:font-name-complex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lægning af 1. semester opgave:</text:p>
      <text:p text:style-name="Standard">Grp. Andreas, Jimmi &amp; Stine</text:p>
      <text:p text:style-name="Standard"/>
      <text:p text:style-name="Standard">Ca. 1 uge pr. iteration. </text:p>
      <text:p text:style-name="Standard"/>
      <text:p text:style-name="Standard"><text:tab/>1. iteration(overordnet analyse):</text:p>
      <text:list xml:id="list5485813815336543119" text:style-name="L1">
        <text:list-item>
          <text:list>
            <text:list-header>
              <text:p text:style-name="P1"><text:span text:style-name="T1"><text:s text:c="6"/>- UML klassediagram</text:span></text:p>
              <text:list>
                <text:list-header>
                  <text:p text:style-name="P1"><text:span text:style-name="T1">- Use Case</text:span></text:p>
                  <text:p text:style-name="P1"><text:span text:style-name="T1">- Virksomhedsanalyse (IT i Organisation)</text:span></text:p>
                  <text:p text:style-name="P1"><text:span text:style-name="T1">- Vurdere de organisatoriske fordele og ulemper ved det digitale system(IT i <text:s text:c="2"/>Organisation)<text:line-break/>- Rapport</text:span></text:p>
                </text:list-header>
              </text:list>
            </text:list-header>
          </text:list>
        </text:list-item>
      </text:list>
      <text:p text:style-name="Standard"><text:span text:style-name="T1"/></text:p>
      <text:p text:style-name="Standard"><text:span text:style-name="T1"><text:tab/>2. iteration(går I dybten)<text:line-break/><text:tab/><text:tab/>- Beskrive de vigtigste Use Cases.</text:span></text:p>
      <text:p text:style-name="Standard"><text:span text:style-name="T1"><text:s/><text:tab/><text:tab/>- Uddybe klasser I klassediagram → implementeres</text:span></text:p>
      <text:p text:style-name="Standard"><text:span text:style-name="T1"><text:tab/><text:tab/>- Resterende del af IT i Organisation færdiggøres<text:line-break/><text:tab/><text:tab/>- Rapport</text:span></text:p>
      <text:p text:style-name="Standard"><text:span text:style-name="T1"/></text:p>
      <text:p text:style-name="Standard"><text:span text:style-name="T1"><text:tab/>3. iteration(færdiggørelse)<text:line-break/><text:tab/><text:tab/>- Beskrive og færdiggøre Use Case<text:line-break/><text:tab/><text:tab/>- Færdiggøre klassediagram<text:line-break/><text:tab/><text:tab/>- Implementere det resterende</text:span></text:p>
      <text:p text:style-name="Standard"><text:span text:style-name="T1"><text:tab/><text:tab/>- Rapport</text:span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0" style:family="paragraph" style:parent-style-name="Standard">
      <style:paragraph-properties fo:line-height="113%"/>
      <style:text-properties style:font-name="Calibri" style:font-name-complex="Calibri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ine Knarkegaard Andersen</meta:initial-creator>
    <meta:creation-date>2014-11-06T13:03:25.64</meta:creation-date>
    <dc:date>2014-11-06T13:48:46.88</dc:date>
    <dc:creator>Stine Knarkegaard Andersen</dc:creator>
    <meta:editing-duration>PT45M19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13" meta:word-count="88" meta:character-count="611"/>
  </office:meta>
</office:document-meta>
</file>